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style>
    <style:style style:name="P2" style:parent-style-name="Normal" style:family="paragraph">
      <style:paragraph-properties fo:text-align="end"/>
    </style:style>
  </office:automatic-styles>
  <office:body>
    <office:text text:use-soft-page-breaks="true">
      <text:p text:style-name="P1">Brexit Vote<text:s/>Presentation Brief</text:p>
      <text:p text:style-name="Normal">I will be looking at the relationship between the ethnic diversity of a region and the<text:s/>2016<text:s/>Brexit vote break down for these regions. My aim is to answer the question “Was a more ethnically diverse area more likely to vote remain?”. Intuitively I would answer yes,<text:s/>given how often immigration was talked about during the campaign,<text:s/>but I think it would be interesting to take a deeper look into the data and see if other factors (such as age groups or higher education rates) could<text:s/>affect<text:s/>this question.</text:p>
      <text:p text:style-name="Normal">I have collected<text:s/>the official released data for the Brexit vote in 2016, as well as the 2011 census data for the UK from the Office of National Statistics, which breaks down the areas of the UK by ethnicity, nationality, population, etc. I also have the predicted data on diversity in the UK for 2016, for the vote, which is again from the Office of National Statistics.<text:s/>This predicted data contains some blank data values, so I may have to clean the data or just rely on the 2011 census data.</text:p>
      <text:p text:style-name="Normal">Hopefully this presentation will be very interesting and educational for the audience and that everyone can take something away from the presentation.</text:p>
      <text:p text:style-name="Normal"/>
      <text:p text:style-name="Normal">Questions:</text:p>
      <text:p text:style-name="Normal">Which areas had the highest % leave votes?</text:p>
      <text:p text:style-name="Normal">Which areas were the most diverse?</text:p>
      <text:p text:style-name="Normal">Is there a linear relationship between ethnic diversity and % leave votes?</text:p>
      <text:p text:style-name="Normal"/>
      <text:p text:style-name="P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agan Prince</meta:initial-creator>
    <dc:creator>Reagan Prince</dc:creator>
    <meta:creation-date>2019-03-04T09:42:00Z</meta:creation-date>
    <dc:date>2019-03-04T17:22:00Z</dc:date>
    <meta:template xlink:href="Normal" xlink:type="simple"/>
    <meta:editing-cycles>8</meta:editing-cycles>
    <meta:editing-duration>PT2640S</meta:editing-duration>
    <meta:document-statistic meta:page-count="1" meta:paragraph-count="2" meta:word-count="200" meta:character-count="1344" meta:row-count="9" meta:non-whitespace-character-count="1146"/>
  </office:meta>
</office:document-meta>
</file>